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table:align="margin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328cm" style:rel-column-width="8976*"/>
    </style:style>
    <style:style style:name="Tabelle2.B" style:family="table-column">
      <style:table-column-properties style:column-width="2.699cm" style:rel-column-width="10404*"/>
    </style:style>
    <style:style style:name="Tabelle2.C" style:family="table-column">
      <style:table-column-properties style:column-width="11.972cm" style:rel-column-width="4615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9.999cm" table:align="center" style:may-break-between-rows="false"/>
    </style:style>
    <style:style style:name="Tabelle3.A" style:family="table-column">
      <style:table-column-properties style:column-width="2cm"/>
    </style:style>
    <style:style style:name="Tabelle3.B" style:family="table-column">
      <style:table-column-properties style:column-width="1cm"/>
    </style:style>
    <style:style style:name="Tabelle3.E" style:family="table-column">
      <style:table-column-properties style:column-width="0.998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I1" style:family="table-cell" style:data-style-name="N0">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828cm" fo:margin-left="0.064cm" fo:margin-right="0.108cm" table:align="margins"/>
    </style:style>
    <style:style style:name="Tabelle4.A" style:family="table-column">
      <style:table-column-properties style:column-width="2.064cm" style:rel-column-width="8037*"/>
    </style:style>
    <style:style style:name="Tabelle4.B" style:family="table-column">
      <style:table-column-properties style:column-width="14.764cm" style:rel-column-width="5749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style:font-name="Bitstream Vera Sans Mono"/>
    </style:style>
    <style:style style:name="P3" style:family="paragraph" style:parent-style-name="Table_20_Heading">
      <style:paragraph-properties fo:text-align="center" style:justify-single-word="false"/>
    </style:style>
    <style:style style:name="P4"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5" style:family="paragraph" style:parent-style-name="Table_20_Contents">
      <style:paragraph-properties fo:text-align="center" style:justify-single-word="fals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style="normal" style:font-style-asian="normal" style:font-style-complex="normal"/>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6">1 Hardware Description<text:tab/>2</text:p>
          <text:p text:style-name="P7">1.1 Register $DE00 – EasyFlash Bank<text:tab/>2</text:p>
          <text:p text:style-name="P7">1.2 Register $DE02 – EasyFlash Control<text:tab/>3</text:p>
          <text:p text:style-name="P7">1.3 RAM at $DF00<text:tab/>3</text:p>
          <text:p text:style-name="P7">1.4 Address format convention<text:tab/>3</text:p>
          <text:p text:style-name="P6">2 EasyFS Cartridges<text:tab/>5</text:p>
          <text:p text:style-name="P7">2.1 Introduction<text:tab/>5</text:p>
          <text:p text:style-name="P7">2.2 Format of EasyFS Directory Entries<text:tab/>5</text:p>
          <text:p text:style-name="P7">2.3 Start-Up Code<text:tab/>6</text:p>
          <text:p text:style-name="P6">3 Flash Write API<text:tab/>7</text:p>
        </text:index-body>
      </text:table-of-content>
      <text:h text:style-name="Heading_20_1" text:outline-level="1">Hardware Description</text:h>
      <text:p text:style-name="Text_20_body">An EasyFlash cartridge consists of two flash memory chips, called Chip 0 and Chip 1. In the current hardware version each of them has a size of 512 KiB.</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as follows:</text:p>
      <table:table table:name="Tabelle9" table:style-name="Tabelle9">
        <table:table-column table:style-name="Tabelle9.A" table:number-columns-repeated="2"/>
        <table:table-column table:style-name="Tabelle9.C"/>
        <table:table-row>
          <table:table-cell table:style-name="Tabelle9.A1" office:value-type="string">
            <text:p text:style-name="P3">/GAME</text:p>
          </table:table-cell>
          <table:table-cell table:style-name="Tabelle9.A1" office:value-type="string">
            <text:p text:style-name="P3">/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Standard"/>
      <text:p text:style-name="Text_20_body">These lines can be controlled by software, we'll come back to it soon.</text:p>
      <text:p text:style-name="Standard">Let's have a look at the memory model:</text:p>
      <text:p text:style-name="Standard"><draw:frame draw:style-name="fr1" draw:name="Objekt2" text:anchor-type="paragraph" svg:x="2.607cm" svg:y="0.016cm" svg:width="12.437cm" svg:height="5.734cm" draw:z-index="1"><draw:object xlink:href="./Object 2" xlink:type="simple" xlink:show="embed" xlink:actuate="onLoad"/><draw:image xlink:href="./ObjectReplacements/Object 2" xlink:type="simple" xlink:show="embed" xlink:actuate="onLoad"/></draw:frame></text:p>
      <text:p text:style-name="Text_20_body">If the Boot switch is in position “Boot” (or jumper open) and the computer is reset, EasyFlash is started normally: The Ultimax memory configuration is set, bank 0 selected. The CPU starts at the reset vector at $FFFC. As in Ultimax mode flash chip 1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text:p>
      <text:p text:style-name="Text_20_body">The software can chose the active bank and set the memory location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Register $DE00 – EasyFlash Bank</text:h>
      <text:p text:style-name="Text_20_body">This is a read-only register located at $DE00. The flash memory bank with is currently active is chosen using this register. Basically it selects the state of the higher address lines. The bank selection can be made regardless if the flash memory is actually visible according to the memory configuration or not.</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ext:soft-page-break/>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Standard"/>
      <text:p text:style-name="Standard">The value after reset is $00.</text:p>
      <text:p text:style-name="Standard"/>
      <text:h text:style-name="Heading_20_2" text:outline-level="2">Register $DE02 – EasyFlash Control</text:h>
      <text:p text:style-name="Text_20_body">This is a read-only register located at $DE02. The software can control the memory configuration of the cartridges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3">Position</text:p>
          </table:table-cell>
          <table:table-cell table:style-name="Tabelle6.A1" office:value-type="string">
            <text:p text:style-name="P3">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3">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2">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2">Reserved, don't use this</text:p>
          </table:table-cell>
        </table:table-row>
        <table:table-row>
          <table:table-cell table:style-name="Tabelle7.A2" office:value-type="string">
            <text:p text:style-name="P1">010</text:p>
          </table:table-cell>
          <table:table-cell table:style-name="Tabelle7.B2" office:value-type="string">
            <text:p text:style-name="P2">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2">Reserved, don't use this</text:p>
          </table:table-cell>
        </table:table-row>
        <table:table-row>
          <table:table-cell table:style-name="Tabelle7.A2" office:value-type="string">
            <text:p text:style-name="P1">100</text:p>
          </table:table-cell>
          <table:table-cell table:style-name="Tabelle7.B2" office:value-type="string">
            <text:p text:style-name="P2">Cartridge memory off</text:p>
          </table:table-cell>
        </table:table-row>
        <table:table-row>
          <table:table-cell table:style-name="Tabelle7.A2" office:value-type="string">
            <text:p text:style-name="P1">101</text:p>
          </table:table-cell>
          <table:table-cell table:style-name="Tabelle7.B2" office:value-type="string">
            <text:p text:style-name="P2">Ultimax (Low bank at $8000, high bank at $e000)</text:p>
          </table:table-cell>
        </table:table-row>
        <table:table-row>
          <table:table-cell table:style-name="Tabelle7.A2" office:value-type="string">
            <text:p text:style-name="P1">110</text:p>
          </table:table-cell>
          <table:table-cell table:style-name="Tabelle7.B2" office:value-type="string">
            <text:p text:style-name="P2">8k Cartridge (Low bank at $8000)</text:p>
          </table:table-cell>
        </table:table-row>
        <table:table-row>
          <table:table-cell table:style-name="Tabelle7.A2" office:value-type="string">
            <text:p text:style-name="P1">111</text:p>
          </table:table-cell>
          <table:table-cell table:style-name="Tabelle7.B2" office:value-type="string">
            <text:p text:style-name="P2">16k cartridge (Low bank at $8000, high bank at $a000)</text:p>
          </table:table-cell>
        </table:table-row>
      </table:table>
      <text:p text:style-name="Standard"/>
      <text:p text:style-name="Text_20_body">Most likely the software is only interested in setting combinations with M = 1. Of course the usual memory configurations selected with the 6510 register $01 do also apply.</text:p>
      <text:h text:style-name="Heading_20_2" text:outline-level="2">RAM at $DF00</text:h>
      <text:p text:style-name="Text_20_body">From $DF00 to $DFFF there are 256 bytes of RAM. This memory is not part of the normal 64 KiB of internal C64 RAM but part of the I/O memory space.</text:p>
      <text:h text:style-name="Heading_20_2" text:outline-level="2">Address format convention</text:h>
      <text:p text:style-name="Text_20_body">Addresses of EasyFlash have a special format in this document and related tools:</text:p>
      <text:p text:style-name="P4">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00..3F</text:p>
          </table:table-cell>
        </table:table-row>
        <table:table-row>
          <table:table-cell table:style-name="Tabelle1.A2" office:value-type="string">
            <text:p text:style-name="P1">C</text:p>
          </table:table-cell>
          <table:table-cell table:style-name="Tabelle1.B2" office:value-type="string">
            <text:p text:style-name="Table_20_Contents">Chip number, 0 for low flash chip or 1 for high flash chip</text:p>
          </table:table-cell>
        </table:table-row>
        <text:soft-page-break/>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ext_20_body"/>
      <text:p text:style-name="Text_20_body">The address 00:1:1FFC means bank 0, high flash chip, offset 0x1FFC. This is the address which has to contain a reset vector to make the cartridge work.</text:p>
      <text:h text:style-name="Heading_20_1" text:outline-level="1">EasyFS Cartridges</text:h>
      <text:h text:style-name="Heading_20_2" text:outline-level="2">Introduction</text:h>
      <text:p text:style-name="Text_20_body">EasyFS means Easy File System. This is a simple ROM file system which simplifies implementing software for EasyFlash.</text:p>
      <text:p text:style-name="Text_20_body">EasySDK comes with some tools and code snippets to create and read EasyFS.</text:p>
      <text:p text:style-name="Text_20_body">Of course developers are free to develop cartridges which do not use EasyFS by directly accessing the I/O registers described in this document.</text:p>
      <text:p text:style-name="Text_20_body">As already mentioned earlier, EasyFlash cartridges always start in Ultimax mode. Therefore there is a small boot code at the end of the high flash chip on bank 0, i.e. at 00:1:FFxx. Cartridges using EasyFS always use the 16 KiB cartridge mode, which is configured by the start-up code by setting /GAME and /EXROM active (low). All explanations in this chapter refer to this configuration.</text:p>
      <text:p text:style-name="Text_20_body">If your cartridge makes use of the EasySDK File System (EasyFS), it contains a directory structure. This structure resides at 00:1:0000. This means it is visible at $A000 in 16 KiB mode when bank 0 is selected. </text:p>
      <text:p text:style-name="Text_20_body">Currently a directory shall not contain more than 255 entries (excluding end mark). We will see that each entry has a size of 24 Bytes, do the whole directory can have a size of up to $1800 Bytes. Behind the directory there is a space of $0800 Bytes for the start-up code. </text:p>
      <text:p text:style-name="Text_20_body">An image may also contain one or more normal 8 kByte, 16 kByte or Ultimax submodules. These have to be placed on bank boundaries, because they are not loaded, but banked in and started. This special feature may be useful for something like CRT collections.</text:p>
      <text:p text:style-name="Text_20_body"><draw:frame draw:style-name="fr1" draw:name="Objekt1" text:anchor-type="paragraph" svg:x="2.607cm" svg:y="0.422cm" svg:width="11.77cm" svg:height="5.05cm" draw:z-index="0"><draw:object xlink:href="./Object 1" xlink:type="simple" xlink:show="embed" xlink:actuate="onLoad"/><draw:image xlink:href="./ObjectReplacements/Object 1" xlink:type="simple" xlink:show="embed" xlink:actuate="onLoad"/></draw:frame>This is the ROM (Flash) memory layout of an EasySDK cartridge using EasyFS:</text:p>
      <text:p text:style-name="Standard"/>
      <text:p text:style-name="Standard">Remember that chip 1 is banked in in Ultimax mode at $E000 after a reset. Therefore the start-up code contains the reset vector.</text:p>
      <text:h text:style-name="Heading_20_2" text:outline-level="2">Format of EasyFS Directory Entries</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Field</text:p>
          </table:table-cell>
          <table:table-cell table:style-name="Tabelle2.A1" office:value-type="string">
            <text:p text:style-name="Table_20_Heading">Type</text:p>
          </table:table-cell>
          <table:table-cell table:style-name="Tabelle2.C1" office:value-type="string">
            <text:p text:style-name="Table_20_Heading">Comment</text:p>
          </table:table-cell>
        </table:table-row>
        <table:table-row>
          <table:table-cell table:style-name="Tabelle2.A2" office:value-type="string">
            <text:p text:style-name="Table_20_Contents">Name</text:p>
          </table:table-cell>
          <table:table-cell table:style-name="Tabelle2.A2" office:value-type="string">
            <text:p text:style-name="Table_20_Contents">16 bytes</text:p>
          </table:table-cell>
          <table:table-cell table:style-name="Tabelle2.C2" office:value-type="string">
            <text:p text:style-name="Table_20_Contents">File name, 16 characters PETSCII (?), 0-padded</text:p>
          </table:table-cell>
        </table:table-row>
        <table:table-row>
          <table:table-cell table:style-name="Tabelle2.A2" office:value-type="string">
            <text:p text:style-name="Table_20_Contents">Flags</text:p>
          </table:table-cell>
          <table:table-cell table:style-name="Tabelle2.A2" office:value-type="string">
            <text:p text:style-name="Table_20_Contents">1 byte</text:p>
          </table:table-cell>
          <table:table-cell table:style-name="Tabelle2.C2" office:value-type="string">
            <text:p text:style-name="Table_20_Contents">File type and some flags</text:p>
          </table:table-cell>
        </table:table-row>
        <table:table-row>
          <table:table-cell table:style-name="Tabelle2.A2" office:value-type="string">
            <text:p text:style-name="Table_20_Contents">Bank</text:p>
          </table:table-cell>
          <table:table-cell table:style-name="Tabelle2.A2" office:value-type="string">
            <text:p text:style-name="Table_20_Contents">1 byte</text:p>
          </table:table-cell>
          <table:table-cell table:style-name="Tabelle2.C2" office:value-type="string">
            <text:p text:style-name="Table_20_Contents">Bank where the file starts, 0..63</text:p>
          </table:table-cell>
        </table:table-row>
        <table:table-row>
          <table:table-cell table:style-name="Tabelle2.A2" office:value-type="string">
            <text:p text:style-name="Table_20_Contents">Bank High</text:p>
          </table:table-cell>
          <table:table-cell table:style-name="Tabelle2.A2" office:value-type="string">
            <text:p text:style-name="Table_20_Contents">1 byte</text:p>
          </table:table-cell>
          <table:table-cell table:style-name="Tabelle2.C2" office:value-type="string">
            <text:p text:style-name="Table_20_Contents">Reserved for high byte of bank, currently always 0</text:p>
          </table:table-cell>
        </table:table-row>
        <table:table-row>
          <table:table-cell table:style-name="Tabelle2.A2" office:value-type="string">
            <text:p text:style-name="Table_20_Contents">Offset</text:p>
          </table:table-cell>
          <table:table-cell table:style-name="Tabelle2.A2" office:value-type="string">
            <text:p text:style-name="Table_20_Contents">2 bytes</text:p>
          </table:table-cell>
          <table:table-cell table:style-name="Tabelle2.C2" office:value-type="string">
            <text:p text:style-name="Table_20_Contents">File start offset in this bank 0x0000..0x3FFF, little endian</text:p>
          </table:table-cell>
        </table:table-row>
        <table:table-row>
          <table:table-cell table:style-name="Tabelle2.A2" office:value-type="string">
            <text:p text:style-name="Table_20_Contents">Size</text:p>
          </table:table-cell>
          <table:table-cell table:style-name="Tabelle2.A2" office:value-type="string">
            <text:p text:style-name="Table_20_Contents">3 bytes</text:p>
          </table:table-cell>
          <table:table-cell table:style-name="Tabelle2.C2" office:value-type="string">
            <text:p text:style-name="Table_20_Contents">File size, little endian</text:p>
          </table:table-cell>
        </table:table-row>
      </table:table>
      <text:p text:style-name="Standard"/>
      <text:p text:style-name="Text_20_body">The flags field has following structure:</text:p>
      <table:table table:name="Tabelle3" table:style-name="Tabelle3">
        <table:table-column table:style-name="Tabelle3.A"/>
        <table:table-column table:style-name="Tabelle3.B" table:number-columns-repeated="3"/>
        <table:table-column table:style-name="Tabelle3.E"/>
        <table:table-column table:style-name="Tabelle3.B" table:number-columns-repeated="4"/>
        <text:soft-page-break/>
        <table:table-row>
          <table:table-cell table:style-name="Tabelle3.A1" office:value-type="string">
            <text:p text:style-name="Table_20_Heading">Bit</text:p>
          </table:table-cell>
          <table:table-cell table:style-name="Tabelle3.B1" office:value-type="float" office:value="7">
            <text:p text:style-name="P1">7</text:p>
          </table:table-cell>
          <table:table-cell table:style-name="Tabelle3.B1" office:value-type="float" office:value="6">
            <text:p text:style-name="P1">6</text:p>
          </table:table-cell>
          <table:table-cell table:style-name="Tabelle3.B1" office:value-type="float" office:value="5">
            <text:p text:style-name="P1">5</text:p>
          </table:table-cell>
          <table:table-cell table:style-name="Tabelle3.B1" office:value-type="float" office:value="4">
            <text:p text:style-name="P1">4</text:p>
          </table:table-cell>
          <table:table-cell table:style-name="Tabelle3.B1" office:value-type="float" office:value="3">
            <text:p text:style-name="P1">3</text:p>
          </table:table-cell>
          <table:table-cell table:style-name="Tabelle3.B1" office:value-type="float" office:value="2">
            <text:p text:style-name="P1">2</text:p>
          </table:table-cell>
          <table:table-cell table:style-name="Tabelle3.B1" office:value-type="float" office:value="1">
            <text:p text:style-name="P1">1</text:p>
          </table:table-cell>
          <table:table-cell table:style-name="Tabelle3.I1" office:value-type="float" office:value="0">
            <text:p text:style-name="P1">0</text:p>
          </table:table-cell>
        </table:table-row>
        <table:table-row>
          <table:table-cell table:style-name="Tabelle3.A2" office:value-type="string">
            <text:p text:style-name="Table_20_Heading">Meaning</text:p>
          </table:table-cell>
          <table:table-cell table:style-name="Tabelle3.A2" office:value-type="string">
            <text:p text:style-name="P1">H</text:p>
          </table:table-cell>
          <table:table-cell table:style-name="Tabelle3.A2" office:value-type="string">
            <text:p text:style-name="P1">R</text:p>
          </table:table-cell>
          <table:table-cell table:style-name="Tabelle3.A2" office:value-type="string">
            <text:p text:style-name="P1">R</text:p>
          </table:table-cell>
          <table:table-cell table:style-name="Tabel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This file is not intended to be seen by a user, a file browser should not show it.</text:p>
      <text:p text:style-name="Text_20_body"><text:span text:style-name="T2">Reserved bits marked with </text:span>R<text:span text:style-name="T2"> must be set to 1.</text:span></text:p>
      <text:p text:style-name="Text_20_body">Following <text:span text:style-name="T1">Type</text:span><text:span text:style-name="T3">s</text:span> are defined:</text:p>
      <table:table table:name="Tabelle4" table:style-name="Tabelle4">
        <table:table-column table:style-name="Tabelle4.A"/>
        <table:table-column table:style-name="Tabelle4.B"/>
        <table:table-row>
          <table:table-cell table:style-name="Tabelle4.A1" office:value-type="string">
            <text:p text:style-name="Table_20_Heading">Value</text:p>
          </table:table-cell>
          <table:table-cell table:style-name="Tabelle4.B1" office:value-type="string">
            <text:p text:style-name="Table_20_Heading">Type</text:p>
          </table:table-cell>
        </table:table-row>
        <table:table-row>
          <table:table-cell table:style-name="Tabelle4.A2" office:value-type="string">
            <text:p text:style-name="Table_20_Contents">0x00</text:p>
          </table:table-cell>
          <table:table-cell table:style-name="Tabelle4.B2" office:value-type="string">
            <text:p text:style-name="P2">Files with this type are marked as invalid, they must be skipped. Note that the flags of this file may be not be 0.</text:p>
          </table:table-cell>
        </table:table-row>
        <table:table-row>
          <table:table-cell table:style-name="Tabelle4.A2" office:value-type="string">
            <text:p text:style-name="Table_20_Contents">0x01</text:p>
          </table:table-cell>
          <table:table-cell table:style-name="Tabelle4.B2" office:value-type="string">
            <text:p text:style-name="P2">Normal PRG file with 2 bytes start address</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0x10</text:p>
          </table:table-cell>
          <table:table-cell table:style-name="Tabelle4.B2" office:value-type="string">
            <text:p text:style-name="Table_20_Contents">Normal 8 kByte cartridge (0x8000..0x9FFF)</text:p>
          </table:table-cell>
        </table:table-row>
        <table:table-row>
          <table:table-cell table:style-name="Tabelle4.A2" office:value-type="string">
            <text:p text:style-name="Table_20_Contents">0x11</text:p>
          </table:table-cell>
          <table:table-cell table:style-name="Tabelle4.B2" office:value-type="string">
            <text:p text:style-name="Table_20_Contents">Normal 16 kByte cartridge (0x8000..0x9FFF, 0xA000..0xBFFF)</text:p>
          </table:table-cell>
        </table:table-row>
        <table:table-row>
          <table:table-cell table:style-name="Tabelle4.A2" office:value-type="string">
            <text:p text:style-name="Table_20_Contents">0x12</text:p>
          </table:table-cell>
          <table:table-cell table:style-name="Tabelle4.B2" office:value-type="string">
            <text:p text:style-name="Table_20_Contents">Normal Ultimax cartridge (0x8000..0x9FFF, 0xE000..0xFFFF)</text:p>
          </table:table-cell>
        </table:table-row>
        <table:table-row>
          <table:table-cell table:style-name="Tabelle4.A2" office:value-type="string">
            <text:p text:style-name="Table_20_Contents">0x13</text:p>
          </table:table-cell>
          <table:table-cell table:style-name="Tabelle4.B2" office:value-type="string">
            <text:p text:style-name="Table_20_Contents">Normal Ultimax cartridge, first bank not used (0xE000..0xFFFF)</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0x1F</text:p>
          </table:table-cell>
          <table:table-cell table:style-name="Tabelle4.B2" office:value-type="string">
            <text:p text:style-name="Table_20_Contents">End of directory. This entry is only a terminator.</text:p>
          </table:table-cell>
        </table:table-row>
      </table:table>
      <text:p text:style-name="Standard"/>
      <text:h text:style-name="Heading_20_2" text:outline-level="2">Start-Up Code</text:h>
      <text:p text:style-name="Standard">Todo: Vorbereiteter Start-Up-Code kopiert Code zum Zugriff auf EasyFS nach $CF00, schaltet in den 16 KiB-Modus und ruft Code an $8000 auf.</text:p>
      <text:p text:style-name="Standard"/>
      <text:h text:style-name="Heading_20_1" text:outline-level="1">Flash Write API</text:h>
      <text:p text:style-name="Text_20_body">Todo: EasyProg soll automatisch auf die letzte Kachel ein paar Funktionen legen, die das Schreiben in den Flash ermöglichen. Sinnvoll für Spielstände o.ä.?</text:p>
      <text:p text:style-name="Text_20_body">Aber nur, wenn die Kachel nicht ohnehin benutzt wird.</text:p>
      <text:p text:style-name="Text_20_body">Dieses API ist nicht im eigentlichen CRT-Image enthalten, damit es in zukünftigen Versionen mit anderen Flash-Typen auch noch funktioniert.</text:p>
      <text:p text:style-name="Text_20_body">Offen: Und wie geht das in Emulatoren?</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5-15T13:56:52</meta:creation-date>
    <dc:date>2009-07-08T00:57:35</dc:date>
    <meta:editing-cycles>60</meta:editing-cycles>
    <meta:editing-duration>PT06H38M37S</meta:editing-duration>
    <meta:document-statistic meta:table-count="9" meta:image-count="0" meta:object-count="2" meta:page-count="7" meta:paragraph-count="202" meta:word-count="1410" meta:character-count="75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Chip 0 =&gt; $8000</text:span></text:p>
          </draw:text-box>
        </draw:frame>
        <draw:frame draw:style-name="gr11" draw:text-style-name="P6" draw:layer="layout" svg:width="3.3cm" svg:height="0.75cm" svg:x="8.95cm" svg:y="2.3cm">
          <draw:text-box>
            <text:p text:style-name="P5"><text:span text:style-name="T1">Chip 1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Flash Chip 0</text:span></text:p>
          </draw:text-box>
        </draw:frame>
        <draw:frame draw:style-name="gr4" draw:text-style-name="P5" draw:layer="layout" svg:width="3.25cm" svg:height="0.75cm" svg:x="9cm" svg:y="2.3cm">
          <draw:text-box>
            <text:p text:style-name="P4"><text:span text:style-name="T1">Flash Chip 1</text:span></text:p>
          </draw:text-box>
        </draw:frame>
        <draw:custom-shape draw:style-name="gr5" draw:text-style-name="P6" draw:layer="layout" svg:width="4cm" svg:height="0.75cm" svg:x="5cm" svg:y="3cm">
          <text:p text:style-name="P2"><text:span text:style-name="T2">n.a. </text:span><text:span text:style-name="T3">/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